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ela1" style:family="table">
      <style:table-properties style:width="14.979cm" table:align="left"/>
    </style:style>
    <style:style style:name="Tabela1.A" style:family="table-column">
      <style:table-column-properties style:column-width="5.172cm"/>
    </style:style>
    <style:style style:name="Tabela1.B" style:family="table-column">
      <style:table-column-properties style:column-width="3.621cm"/>
    </style:style>
    <style:style style:name="Tabela1.C" style:family="table-column">
      <style:table-column-properties style:column-width="3.101cm"/>
    </style:style>
    <style:style style:name="Tabela1.D" style:family="table-column">
      <style:table-column-properties style:column-width="3.085cm"/>
    </style:style>
    <style:style style:name="Tabela1.A1" style:family="table-cell">
      <style:table-cell-properties style:vertical-align="middle" fo:padding-left="0.229cm" fo:padding-right="0.229cm" fo:padding-top="0.106cm" fo:padding-bottom="0.106cm" fo:border="0.05pt solid #000000"/>
    </style:style>
    <style:style style:name="P1" style:family="paragraph" style:parent-style-name="Heading_20_2">
      <style:paragraph-properties fo:margin-left="0cm" fo:margin-right="0cm" fo:margin-top="0.423cm" fo:margin-bottom="0.282cm" style:contextual-spacing="false" fo:line-height="125%" fo:text-align="justify" style:justify-single-word="false"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font-size="12pt" fo:letter-spacing="normal" fo:font-style="normal" fo:font-weight="normal" style:font-size-asian="12pt" style:font-size-complex="12pt"/>
    </style:style>
    <style:style style:name="P2" style:family="paragraph" style:parent-style-name="Heading_20_2">
      <style:paragraph-properties fo:margin-left="0cm" fo:margin-right="0cm" fo:margin-top="0.423cm" fo:margin-bottom="0.282cm" style:contextual-spacing="false" fo:line-height="125%" fo:text-align="justify" style:justify-single-word="false"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font-size="12pt" fo:letter-spacing="normal" fo:font-style="normal" fo:font-weight="normal"/>
    </style:style>
    <style:style style:name="P3" style:family="paragraph" style:parent-style-name="Heading_20_3">
      <style:paragraph-properties fo:margin-left="0cm" fo:margin-right="0cm" fo:margin-top="0.423cm" fo:margin-bottom="0.282cm" style:contextual-spacing="false" fo:line-height="125%" fo:text-align="justify" style:justify-single-word="false" fo:orphans="2" fo:widows="2" fo:text-indent="0cm" style:auto-text-indent="false"/>
      <style:text-properties fo:font-variant="normal" fo:text-transform="none" fo:color="#24292f" loext:opacity="100%" style:font-name="apple-system" fo:font-size="12pt" fo:letter-spacing="normal" fo:font-style="normal" fo:font-weight="normal"/>
    </style:style>
    <style:style style:name="P4" style:family="paragraph" style:parent-style-name="Heading_20_3">
      <style:paragraph-properties fo:margin-left="0cm" fo:margin-right="0cm" fo:margin-top="0.423cm" fo:margin-bottom="0.282cm" style:contextual-spacing="false" fo:line-height="125%" fo:text-align="justify" style:justify-single-word="false" fo:orphans="2" fo:widows="2" fo:text-indent="0cm" style:auto-text-indent="false"/>
      <style:text-properties fo:font-variant="normal" fo:text-transform="none" fo:color="#24292f" loext:opacity="100%" style:font-name="apple-system" fo:font-size="12pt" fo:letter-spacing="normal" fo:font-style="normal" fo:font-weight="normal" officeooo:paragraph-rsid="001a9a26"/>
    </style:style>
    <style:style style:name="P5" style:family="paragraph" style:parent-style-name="Heading_20_3">
      <style:paragraph-properties fo:margin-left="0cm" fo:margin-right="0cm" fo:margin-top="0.423cm" fo:margin-bottom="0.282cm" style:contextual-spacing="false" fo:line-height="125%" fo:text-align="justify" style:justify-single-word="false" fo:orphans="2" fo:widows="2" fo:text-indent="0cm" style:auto-text-indent="false"/>
      <style:text-properties fo:font-variant="normal" fo:text-transform="none" fo:color="#24292f" loext:opacity="100%" style:font-name="apple-system" fo:font-size="12pt" fo:letter-spacing="normal" fo:font-style="normal" fo:font-weight="normal" officeooo:paragraph-rsid="001b812f"/>
    </style:style>
    <style:style style:name="P6" style:family="paragraph" style:parent-style-name="Heading_20_2">
      <style:paragraph-properties fo:margin-left="0cm" fo:margin-right="0cm" fo:margin-top="0.423cm" fo:margin-bottom="0.282cm" style:contextual-spacing="false" fo:line-height="125%" fo:text-align="justify" style:justify-single-word="false"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7" style:family="paragraph" style:parent-style-name="Heading_20_3">
      <style:paragraph-properties fo:margin-left="0cm" fo:margin-right="0cm" fo:margin-top="0.423cm" fo:margin-bottom="0.282cm" style:contextual-spacing="false" fo:line-height="125%" fo:text-align="justify" style:justify-single-word="false" fo:orphans="2" fo:widows="2" fo:text-indent="0cm" style:auto-text-indent="false"/>
      <style:text-properties fo:font-variant="normal" fo:text-transform="none" fo:color="#24292f" loext:opacity="100%" style:font-name="apple-system" fo:letter-spacing="normal" fo:font-style="normal" fo:font-weight="normal"/>
    </style:style>
    <style:style style:name="P8" style:family="paragraph" style:parent-style-name="Heading_20_3">
      <style:paragraph-properties fo:margin-left="0cm" fo:margin-right="0cm" fo:margin-top="0.423cm" fo:margin-bottom="0.282cm" style:contextual-spacing="false" fo:line-height="125%" fo:text-align="justify" style:justify-single-word="false" fo:orphans="2" fo:widows="2" fo:text-indent="0cm" style:auto-text-indent="false"/>
      <style:text-properties fo:font-variant="normal" fo:text-transform="none" fo:color="#24292f" loext:opacity="100%" style:font-name="apple-system" fo:letter-spacing="normal" fo:font-style="normal" fo:font-weight="normal" officeooo:paragraph-rsid="001618ee"/>
    </style:style>
    <style:style style:name="P9"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24292f" loext:opacity="100%" style:font-name="apple-system" fo:letter-spacing="normal" fo:font-style="normal" fo:font-weight="normal" officeooo:paragraph-rsid="0001fd5d"/>
    </style:style>
    <style:style style:name="P10" style:family="paragraph" style:parent-style-name="Text_20_body">
      <style:paragraph-properties fo:margin-left="0cm" fo:margin-right="0cm" fo:margin-top="0cm" fo:margin-bottom="0.282cm" style:contextual-spacing="false" fo:text-align="justify" style:justify-single-word="false" fo:orphans="2" fo:widows="2" fo:text-indent="0cm" style:auto-text-indent="false"/>
      <style:text-properties fo:font-variant="normal" fo:text-transform="none" fo:color="#24292f" loext:opacity="100%" style:font-name="apple-system" fo:letter-spacing="normal" fo:font-style="normal" fo:font-weight="normal" officeooo:paragraph-rsid="001fa776"/>
    </style:style>
    <style:style style:name="P11" style:family="paragraph" style:parent-style-name="Text_20_body">
      <style:paragraph-properties fo:margin-left="0cm" fo:margin-right="0cm" fo:margin-top="0cm" fo:margin-bottom="0.282cm" style:contextual-spacing="false" fo:text-align="justify" style:justify-single-word="false" fo:orphans="2" fo:widows="2" fo:text-indent="0cm" style:auto-text-indent="false"/>
      <style:text-properties fo:font-variant="normal" fo:text-transform="none" fo:color="#24292f" loext:opacity="100%" style:font-name="apple-system" fo:letter-spacing="normal" fo:font-style="normal" fo:font-weight="normal" officeooo:paragraph-rsid="001618ee"/>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4292f" loext:opacity="100%" style:font-name="apple-system" fo:font-size="8pt" fo:letter-spacing="normal" fo:font-style="normal" fo:font-weight="normal"/>
    </style:style>
    <style:style style:name="P13" style:family="paragraph" style:parent-style-name="Text_20_body">
      <style:paragraph-properties fo:margin-left="0cm" fo:margin-right="0cm" fo:margin-top="0cm" fo:margin-bottom="0.282cm" style:contextual-spacing="false" fo:text-align="justify" style:justify-single-word="false" fo:orphans="2" fo:widows="2" fo:text-indent="0cm" style:auto-text-indent="false"/>
      <style:text-properties fo:font-variant="normal" fo:text-transform="none" fo:color="#24292f" loext:opacity="100%" style:font-name="apple-system" fo:font-size="8pt" fo:letter-spacing="normal" fo:font-style="normal" fo:font-weight="normal"/>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24292f" loext:opacity="100%" style:font-name="apple-system" fo:font-size="8pt" fo:letter-spacing="normal" fo:font-style="normal" fo:font-weight="normal"/>
    </style:style>
    <style:style style:name="P15" style:family="paragraph" style:parent-style-name="Text_20_body">
      <style:paragraph-properties fo:margin-left="0cm" fo:margin-right="0cm" fo:margin-top="0cm" fo:margin-bottom="0.282cm" style:contextual-spacing="false" fo:text-align="justify" style:justify-single-word="false" fo:orphans="2" fo:widows="2" fo:text-indent="0cm" style:auto-text-indent="false"/>
      <style:text-properties fo:font-variant="normal" fo:text-transform="none" fo:color="#24292f" loext:opacity="100%" style:font-name="apple-system" fo:font-size="8pt" fo:letter-spacing="normal" fo:font-style="normal" fo:font-weight="normal" officeooo:paragraph-rsid="0011e0e5"/>
    </style:style>
    <style:style style:name="P16" style:family="paragraph" style:parent-style-name="Text_20_body">
      <style:paragraph-properties fo:margin-left="0cm" fo:margin-right="0cm" fo:margin-top="0cm" fo:margin-bottom="0.282cm" style:contextual-spacing="false" fo:text-align="justify" style:justify-single-word="false" fo:orphans="2" fo:widows="2" fo:text-indent="0cm" style:auto-text-indent="false"/>
      <style:text-properties fo:font-variant="normal" fo:text-transform="none" fo:color="#24292f" loext:opacity="100%" style:font-name="apple-system" fo:font-size="8pt" fo:letter-spacing="normal" fo:font-style="normal" fo:font-weight="normal" officeooo:paragraph-rsid="001618ee"/>
    </style:style>
    <style:style style:name="P17" style:family="paragraph" style:parent-style-name="Text_20_body">
      <style:paragraph-properties fo:margin-left="0cm" fo:margin-right="0cm" fo:margin-top="0cm" fo:margin-bottom="0.282cm" style:contextual-spacing="false" fo:text-align="justify" style:justify-single-word="false" fo:orphans="2" fo:widows="2" fo:text-indent="0cm" style:auto-text-indent="false"/>
      <style:text-properties fo:font-variant="normal" fo:text-transform="none" fo:color="#24292f" loext:opacity="100%" style:font-name="apple-system" fo:font-size="8pt" fo:letter-spacing="normal" fo:font-style="normal" fo:font-weight="normal" officeooo:paragraph-rsid="0016ab78"/>
    </style:style>
    <style:style style:name="P18" style:family="paragraph" style:parent-style-name="Text_20_body">
      <style:paragraph-properties fo:margin-left="0cm" fo:margin-right="0cm" fo:margin-top="0cm" fo:margin-bottom="0.282cm" style:contextual-spacing="false" fo:text-align="justify" style:justify-single-word="false" fo:orphans="2" fo:widows="2" fo:text-indent="0cm" style:auto-text-indent="false"/>
      <style:text-properties fo:font-variant="normal" fo:text-transform="none" fo:color="#24292f" loext:opacity="100%" style:font-name="apple-system" fo:font-size="8pt" fo:letter-spacing="normal" fo:font-style="normal" fo:font-weight="normal" officeooo:paragraph-rsid="001704e6"/>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4292f" loext:opacity="100%" style:font-name="apple-system" fo:font-size="8pt" fo:letter-spacing="normal" fo:font-style="normal" fo:font-weight="normal" officeooo:rsid="000223ba" officeooo:paragraph-rsid="000223ba"/>
    </style:style>
    <style:style style:name="P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4292f" loext:opacity="100%" style:font-name="apple-system" fo:font-size="9pt" fo:letter-spacing="normal" fo:font-style="normal" fo:font-weight="normal" officeooo:paragraph-rsid="0001fd5d" style:font-size-asian="9pt" style:font-size-complex="9pt"/>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4292f" loext:opacity="100%" style:font-name="apple-system" fo:font-size="10pt" fo:letter-spacing="normal" fo:font-style="normal" fo:font-weight="normal" officeooo:paragraph-rsid="001dd683" style:font-size-asian="10pt" style:font-size-complex="10pt"/>
    </style:style>
    <style:style style:name="P22" style:family="paragraph" style:parent-style-name="Heading_20_2">
      <style:paragraph-properties fo:margin-left="0cm" fo:margin-right="0cm" fo:margin-top="0.423cm" fo:margin-bottom="0.282cm" style:contextual-spacing="false" fo:line-height="125%" fo:text-align="justify" style:justify-single-word="false" fo:orphans="2" fo:widows="2" fo:text-indent="0cm" style:auto-text-indent="false" fo:padding-left="0cm" fo:padding-right="0cm" fo:padding-top="0cm" fo:padding-bottom="0.049cm" fo:border-left="none" fo:border-right="none" fo:border-top="none" fo:border-bottom="0.06pt solid #000000"/>
      <style:text-properties officeooo:paragraph-rsid="001a9a26"/>
    </style:style>
    <style:style style:name="P23" style:family="paragraph" style:parent-style-name="Heading_20_3">
      <style:paragraph-properties fo:margin-left="0cm" fo:margin-right="0cm" fo:margin-top="0.423cm" fo:margin-bottom="0.282cm" style:contextual-spacing="false" fo:line-height="125%" fo:text-align="justify" style:justify-single-word="false" fo:orphans="2" fo:widows="2" fo:text-indent="0cm" style:auto-text-indent="false"/>
      <style:text-properties officeooo:paragraph-rsid="001801dc"/>
    </style:style>
    <style:style style:name="P24" style:family="paragraph" style:parent-style-name="Heading_20_3">
      <style:paragraph-properties fo:margin-left="0cm" fo:margin-right="0cm" fo:margin-top="0.423cm" fo:margin-bottom="0.282cm" style:contextual-spacing="false" fo:line-height="125%" fo:text-align="justify" style:justify-single-word="false" fo:orphans="2" fo:widows="2" fo:text-indent="0cm" style:auto-text-indent="false"/>
    </style:style>
    <style:style style:name="P25" style:family="paragraph" style:parent-style-name="Standard">
      <style:paragraph-properties fo:margin-left="0cm" fo:margin-right="0cm" fo:text-align="justify" style:justify-single-word="false" fo:orphans="2" fo:widows="2" fo:text-indent="0cm" style:auto-text-indent="false"/>
      <style:text-properties officeooo:rsid="00015d01" officeooo:paragraph-rsid="0011e0e5"/>
    </style:style>
    <style:style style:name="P26" style:family="paragraph" style:parent-style-name="Standard">
      <style:paragraph-properties fo:margin-left="0cm" fo:margin-right="0cm" fo:text-align="justify" style:justify-single-word="false" fo:orphans="2" fo:widows="2" fo:text-indent="0cm" style:auto-text-indent="false"/>
      <style:text-properties officeooo:paragraph-rsid="0011e0e5"/>
    </style:style>
    <style:style style:name="P27" style:family="paragraph" style:parent-style-name="Text_20_body">
      <style:paragraph-properties fo:margin-left="0cm" fo:margin-right="0cm" fo:margin-top="0cm" fo:margin-bottom="0.282cm" style:contextual-spacing="false" fo:text-align="justify" style:justify-single-word="false" fo:orphans="2" fo:widows="2" fo:text-indent="0cm" style:auto-text-indent="false"/>
      <style:text-properties officeooo:paragraph-rsid="001fa776"/>
    </style:style>
    <style:style style:name="P28" style:family="paragraph" style:parent-style-name="Text_20_body">
      <style:paragraph-properties fo:margin-left="0cm" fo:margin-right="0cm" fo:margin-top="0cm" fo:margin-bottom="0.282cm" style:contextual-spacing="false" fo:text-align="justify" style:justify-single-word="false" fo:orphans="2" fo:widows="2" fo:text-indent="0cm" style:auto-text-indent="false"/>
    </style:style>
    <style:style style:name="P29" style:family="paragraph" style:parent-style-name="Text_20_body">
      <style:paragraph-properties fo:margin-left="0cm" fo:margin-right="0cm" fo:margin-top="0cm" fo:margin-bottom="0.282cm" style:contextual-spacing="false" fo:text-align="justify" style:justify-single-word="false" fo:orphans="2" fo:widows="2" fo:text-indent="0cm" style:auto-text-indent="false"/>
      <style:text-properties officeooo:paragraph-rsid="001a9a26"/>
    </style:style>
    <style:style style:name="P30" style:family="paragraph" style:parent-style-name="Text_20_body">
      <style:paragraph-properties fo:margin-left="0cm" fo:margin-right="0cm" fo:text-align="justify" style:justify-single-word="false" fo:orphans="2" fo:widows="2" fo:text-indent="0cm" style:auto-text-indent="false"/>
      <style:text-properties officeooo:paragraph-rsid="0001fd5d"/>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fo:font-size="8pt" style:font-size-asian="8pt" style:font-size-complex="8pt"/>
    </style:style>
    <style:style style:name="P3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4292f" loext:opacity="100%" style:font-name="apple-system" fo:font-size="8pt" fo:letter-spacing="normal" fo:font-style="normal" fo:font-weight="normal" officeooo:rsid="00053fe0" officeooo:paragraph-rsid="00053fe0"/>
    </style:style>
    <style:style style:name="P34" style:family="paragraph" style:parent-style-name="Text_20_body" style:list-style-name="L1">
      <style:paragraph-properties fo:margin-top="0cm" fo:margin-bottom="0.282cm" style:contextual-spacing="false" fo:text-align="justify" style:justify-single-word="false" fo:orphans="2" fo:widows="2"/>
      <style:text-properties officeooo:paragraph-rsid="001618ee"/>
    </style:style>
    <style:style style:name="P35" style:family="paragraph" style:parent-style-name="Text_20_body" style:list-style-name="L3">
      <style:paragraph-properties fo:margin-top="0cm" fo:margin-bottom="0.282cm" style:contextual-spacing="false" fo:text-align="justify" style:justify-single-word="false" fo:orphans="2" fo:widows="2"/>
    </style:style>
    <style:style style:name="P36" style:family="paragraph" style:parent-style-name="Text_20_body" style:list-style-name="L1">
      <style:paragraph-properties fo:margin-top="0cm" fo:margin-bottom="0.282cm" style:contextual-spacing="false" fo:text-align="justify" style:justify-single-word="false" fo:orphans="2" fo:widows="2"/>
      <style:text-properties fo:font-variant="normal" fo:text-transform="none" fo:color="#24292f" loext:opacity="100%" style:font-name="apple-system" fo:font-size="8pt" fo:letter-spacing="normal" fo:font-style="normal" fo:font-weight="normal" officeooo:paragraph-rsid="001618ee"/>
    </style:style>
    <style:style style:name="P37" style:family="paragraph" style:parent-style-name="Text_20_body" style:list-style-name="L1">
      <style:paragraph-properties fo:margin-top="0cm" fo:margin-bottom="0.282cm" style:contextual-spacing="false" fo:text-align="justify" style:justify-single-word="false" fo:orphans="2" fo:widows="2"/>
      <style:text-properties fo:font-variant="normal" fo:text-transform="none" fo:color="#24292f" loext:opacity="100%" style:font-name="apple-system" fo:font-size="8pt" fo:letter-spacing="normal" fo:font-style="normal" fo:font-weight="normal"/>
    </style:style>
    <style:style style:name="P38"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24292f" loext:opacity="100%" style:font-name="apple-system" fo:font-size="8pt" fo:letter-spacing="normal" fo:font-style="normal" fo:font-weight="normal"/>
    </style:style>
    <style:style style:name="P39" style:family="paragraph" style:parent-style-name="Text_20_body" style:list-style-name="L2">
      <style:paragraph-properties fo:margin-top="0cm" fo:margin-bottom="0.282cm" style:contextual-spacing="false" fo:text-align="justify" style:justify-single-word="false" fo:orphans="2" fo:widows="2"/>
      <style:text-properties fo:font-variant="normal" fo:text-transform="none" fo:color="#24292f" loext:opacity="100%" style:font-name="apple-system" fo:font-size="8pt" fo:letter-spacing="normal" fo:font-style="normal" fo:font-weight="normal"/>
    </style:style>
    <style:style style:name="P40" style:family="paragraph" style:parent-style-name="Text_20_body" style:list-style-name="L4">
      <style:paragraph-properties fo:margin-top="0cm" fo:margin-bottom="0.282cm" style:contextual-spacing="false" fo:text-align="justify" style:justify-single-word="false" fo:orphans="2" fo:widows="2"/>
      <style:text-properties fo:font-variant="normal" fo:text-transform="none" fo:color="#24292f" loext:opacity="100%" style:font-name="apple-system" fo:font-size="8pt" fo:letter-spacing="normal" fo:font-style="normal" fo:font-weight="normal" officeooo:paragraph-rsid="001b37d3"/>
    </style:style>
    <style:style style:name="P41" style:family="paragraph" style:parent-style-name="Text_20_body" style:list-style-name="L3">
      <style:paragraph-properties fo:margin-top="0cm" fo:margin-bottom="0.282cm" style:contextual-spacing="false" fo:text-align="justify" style:justify-single-word="false" fo:orphans="2" fo:widows="2"/>
      <style:text-properties fo:font-variant="normal" fo:text-transform="none" fo:color="#24292f" loext:opacity="100%" style:text-line-through-style="none" style:text-line-through-type="none" style:font-name="apple-system" fo:font-size="8pt" fo:letter-spacing="normal" fo:font-style="normal" style:text-underline-style="none" fo:font-weight="normal" style:text-blinking="false" fo:background-color="transparent"/>
    </style:style>
    <style:style style:name="T1" style:family="text">
      <style:text-properties fo:font-variant="normal" fo:text-transform="none" fo:color="#24292f" loext:opacity="100%" style:font-name="apple-system" fo:font-size="8pt" fo:letter-spacing="normal" fo:font-style="normal" fo:font-weight="normal"/>
    </style:style>
    <style:style style:name="T2" style:family="text">
      <style:text-properties fo:font-variant="normal" fo:text-transform="none" fo:color="#24292f" loext:opacity="100%" style:font-name="apple-system" fo:font-size="8pt" fo:letter-spacing="normal" fo:font-style="normal" fo:font-weight="normal" officeooo:rsid="0001fd5d"/>
    </style:style>
    <style:style style:name="T3" style:family="text">
      <style:text-properties fo:font-variant="normal" fo:text-transform="none" fo:color="#24292f" loext:opacity="100%" style:font-name="apple-system" fo:font-size="8pt" fo:letter-spacing="normal" fo:font-style="normal" fo:font-weight="normal" officeooo:rsid="000223ba"/>
    </style:style>
    <style:style style:name="T4" style:family="text">
      <style:text-properties fo:font-variant="normal" fo:text-transform="none" fo:color="#24292f" loext:opacity="100%" style:font-name="apple-system" fo:font-size="8pt" fo:letter-spacing="normal" fo:font-style="normal" fo:font-weight="normal" officeooo:rsid="000cd937"/>
    </style:style>
    <style:style style:name="T5" style:family="text">
      <style:text-properties fo:font-variant="normal" fo:text-transform="none" fo:color="#24292f" loext:opacity="100%" style:font-name="apple-system" fo:font-size="8pt" fo:letter-spacing="normal" fo:font-style="normal" fo:font-weight="normal" officeooo:rsid="0011e0e5"/>
    </style:style>
    <style:style style:name="T6" style:family="text">
      <style:text-properties fo:font-variant="normal" fo:text-transform="none" fo:color="#24292f" loext:opacity="100%" style:font-name="apple-system" fo:font-size="8pt" fo:letter-spacing="normal" fo:font-style="normal" fo:font-weight="normal" officeooo:rsid="00015d01"/>
    </style:style>
    <style:style style:name="T7" style:family="text">
      <style:text-properties fo:font-variant="normal" fo:text-transform="none" fo:color="#24292f" loext:opacity="100%" style:font-name="apple-system" fo:font-size="8pt" fo:letter-spacing="normal" fo:font-style="normal" fo:font-weight="normal" officeooo:rsid="001618ee"/>
    </style:style>
    <style:style style:name="T8" style:family="text">
      <style:text-properties fo:font-variant="normal" fo:text-transform="none" fo:color="#24292f" loext:opacity="100%" style:font-name="apple-system" fo:font-size="8pt" fo:letter-spacing="normal" fo:font-style="normal" fo:font-weight="normal" officeooo:rsid="001595e2"/>
    </style:style>
    <style:style style:name="T9" style:family="text">
      <style:text-properties fo:font-variant="normal" fo:text-transform="none" fo:color="#24292f" loext:opacity="100%" style:font-name="apple-system" fo:font-size="8pt" fo:letter-spacing="normal" fo:font-style="normal" fo:font-weight="normal" officeooo:rsid="001704e6"/>
    </style:style>
    <style:style style:name="T10" style:family="text">
      <style:text-properties fo:font-variant="normal" fo:text-transform="none" fo:color="#24292f" loext:opacity="100%" style:font-name="apple-system" fo:font-size="8pt" fo:letter-spacing="normal" fo:font-style="normal" fo:font-weight="normal" officeooo:rsid="001801dc"/>
    </style:style>
    <style:style style:name="T11" style:family="text">
      <style:text-properties fo:font-variant="normal" fo:text-transform="none" fo:color="#24292f" loext:opacity="100%" style:font-name="apple-system" fo:font-size="8pt" fo:letter-spacing="normal" fo:font-style="normal" fo:font-weight="normal" officeooo:rsid="00199748"/>
    </style:style>
    <style:style style:name="T12" style:family="text">
      <style:text-properties fo:font-variant="normal" fo:text-transform="none" fo:color="#24292f" loext:opacity="100%" style:font-name="apple-system" fo:font-size="8pt" fo:letter-spacing="normal" fo:font-style="normal" fo:font-weight="normal" officeooo:rsid="001a9a26"/>
    </style:style>
    <style:style style:name="T13" style:family="text">
      <style:text-properties fo:font-variant="normal" fo:text-transform="none" fo:color="#24292f" loext:opacity="100%" style:font-name="apple-system" fo:font-size="8pt" fo:letter-spacing="normal" fo:font-style="normal" fo:font-weight="normal" officeooo:rsid="001b812f"/>
    </style:style>
    <style:style style:name="T14" style:family="text">
      <style:text-properties fo:font-variant="normal" fo:text-transform="none" fo:color="#24292f" loext:opacity="100%" style:font-name="apple-system" fo:font-size="8pt" fo:letter-spacing="normal" fo:font-style="normal" fo:font-weight="normal" officeooo:rsid="001bf83d"/>
    </style:style>
    <style:style style:name="T15" style:family="text">
      <style:text-properties fo:font-variant="normal" fo:text-transform="none" fo:color="#24292f" loext:opacity="100%" style:font-name="apple-system" fo:font-size="8pt" fo:letter-spacing="normal" fo:font-style="normal" fo:font-weight="normal" officeooo:rsid="0016ab78"/>
    </style:style>
    <style:style style:name="T16" style:family="text">
      <style:text-properties fo:font-variant="normal" fo:text-transform="none" fo:color="#24292f" loext:opacity="100%" style:font-name="apple-system" fo:font-size="8pt" fo:letter-spacing="normal" fo:font-style="normal" fo:font-weight="normal" officeooo:rsid="0021207c"/>
    </style:style>
    <style:style style:name="T17" style:family="text">
      <style:text-properties fo:font-variant="normal" fo:text-transform="none" fo:color="#24292f" loext:opacity="100%" style:font-name="apple-system" fo:font-size="8pt" fo:letter-spacing="normal" fo:font-style="normal" fo:font-weight="bold" style:font-weight-asian="bold" style:font-weight-complex="bold"/>
    </style:style>
    <style:style style:name="T18" style:family="text">
      <style:text-properties fo:font-variant="normal" fo:text-transform="none" fo:color="#24292f" loext:opacity="100%" style:font-name="apple-system" fo:font-size="8pt" fo:letter-spacing="normal" fo:font-style="normal" fo:font-weight="bold" officeooo:rsid="0011e0e5" style:font-weight-asian="bold" style:font-weight-complex="bold"/>
    </style:style>
    <style:style style:name="T19" style:family="text">
      <style:text-properties fo:font-variant="normal" fo:text-transform="none" fo:color="#24292f" loext:opacity="100%" style:font-name="apple-system" fo:font-size="8pt" fo:letter-spacing="normal" fo:font-style="normal" fo:font-weight="bold" officeooo:rsid="001618ee" style:font-weight-asian="bold" style:font-weight-complex="bold"/>
    </style:style>
    <style:style style:name="T20" style:family="text">
      <style:text-properties fo:font-variant="normal" fo:text-transform="none" fo:color="#24292f" loext:opacity="100%" style:font-name="apple-system" fo:font-size="8pt" fo:letter-spacing="normal" fo:font-style="normal" fo:font-weight="bold" officeooo:rsid="000be768" style:font-weight-asian="bold" style:font-weight-complex="bold"/>
    </style:style>
    <style:style style:name="T21" style:family="text">
      <style:text-properties fo:font-variant="normal" fo:text-transform="none" fo:color="#24292f" loext:opacity="100%" style:font-name="apple-system" fo:font-size="12pt" fo:letter-spacing="normal" fo:font-style="normal" fo:font-weight="normal" style:font-size-asian="12pt" style:font-size-complex="12pt"/>
    </style:style>
    <style:style style:name="T22" style:family="text">
      <style:text-properties fo:font-variant="normal" fo:text-transform="none" fo:color="#24292f" loext:opacity="100%" style:font-name="apple-system" fo:font-size="12pt" fo:letter-spacing="normal" fo:font-style="normal" fo:font-weight="normal" officeooo:rsid="001704e6" style:font-size-asian="12pt" style:font-size-complex="12pt"/>
    </style:style>
    <style:style style:name="T23" style:family="text">
      <style:text-properties fo:font-variant="normal" fo:text-transform="none" fo:color="#24292f" loext:opacity="100%" style:font-name="apple-system" fo:font-size="12pt" fo:letter-spacing="normal" fo:font-style="normal" fo:font-weight="normal" officeooo:rsid="001bf83d" style:font-size-asian="12pt" style:font-size-complex="12pt"/>
    </style:style>
    <style:style style:name="T24" style:family="text">
      <style:text-properties fo:font-variant="normal" fo:text-transform="none" fo:color="#24292f" loext:opacity="100%" style:font-name="apple-system" fo:font-size="12pt" fo:letter-spacing="normal" fo:font-style="normal" fo:font-weight="normal" officeooo:rsid="001fa776" style:font-size-asian="12pt" style:font-size-complex="12pt"/>
    </style:style>
    <style:style style:name="T25" style:family="text">
      <style:text-properties fo:font-variant="normal" fo:text-transform="none" fo:color="#24292f" loext:opacity="100%" style:font-name="apple-system" fo:letter-spacing="normal" fo:font-style="normal" fo:font-weight="normal"/>
    </style:style>
    <style:style style:name="T26" style:family="text">
      <style:text-properties fo:font-variant="normal" fo:text-transform="none" fo:color="#24292f" loext:opacity="100%" style:font-name="apple-system" fo:letter-spacing="normal" fo:font-style="normal" fo:font-weight="normal" officeooo:rsid="001801dc"/>
    </style:style>
    <style:style style:name="T27" style:family="text">
      <style:text-properties fo:font-variant="normal" fo:text-transform="none" fo:color="#24292f" loext:opacity="100%" style:font-name="apple-system" fo:letter-spacing="normal" fo:font-style="normal" fo:font-weight="normal" officeooo:rsid="001fa776"/>
    </style:style>
    <style:style style:name="T28" style:family="text">
      <style:text-properties fo:font-variant="normal" fo:text-transform="none" fo:color="#24292f" loext:opacity="100%" style:text-line-through-style="none" style:text-line-through-type="none" style:font-name="apple-system" fo:font-size="8pt" fo:letter-spacing="normal" fo:font-style="normal" style:text-underline-style="none" fo:font-weight="normal" style:text-blinking="false" fo:background-color="transparent" loext:char-shading-value="0"/>
    </style:style>
    <style:style style:name="T29" style:family="text">
      <style:text-properties fo:font-variant="normal" fo:text-transform="none" fo:color="#24292f" loext:opacity="100%" style:text-line-through-style="none" style:text-line-through-type="none" style:font-name="apple-system" fo:font-size="8pt" fo:letter-spacing="normal" fo:font-style="normal" style:text-underline-style="none" fo:font-weight="normal" officeooo:rsid="001801dc" style:text-blinking="false" fo:background-color="transparent" loext:char-shading-value="0"/>
    </style:style>
    <style:style style:name="T30" style:family="text">
      <style:text-properties fo:font-variant="normal" fo:text-transform="none" fo:color="#24292f" loext:opacity="100%" style:text-line-through-style="none" style:text-line-through-type="none" style:font-name="apple-system" fo:font-size="8pt" fo:letter-spacing="normal" fo:font-style="normal" style:text-underline-style="none" fo:font-weight="bold" style:text-blinking="false" fo:background-color="transparent" loext:char-shading-value="0" style:font-weight-asian="bold" style:font-weight-complex="bold"/>
    </style:style>
    <style:style style:name="T31" style:family="text">
      <style:text-properties fo:font-variant="normal" fo:text-transform="none" fo:color="#24292f" loext:opacity="100%" style:text-line-through-style="none" style:text-line-through-type="none" style:font-name="apple-system" fo:font-size="8pt" fo:letter-spacing="normal" fo:font-style="normal" style:text-underline-style="none" fo:font-weight="bold" officeooo:rsid="001b812f" style:text-blinking="false" fo:background-color="transparent" loext:char-shading-value="0" style:font-weight-asian="bold" style:font-weight-complex="bold"/>
    </style:style>
    <style:style style:name="T32" style:family="text">
      <style:text-properties fo:font-variant="normal" fo:text-transform="none" fo:color="#c9211e" loext:opacity="100%" style:font-name="apple-system" fo:font-size="8pt" fo:letter-spacing="normal" fo:font-style="normal" fo:font-weight="normal"/>
    </style:style>
    <style:style style:name="T33" style:family="text">
      <style:text-properties fo:font-variant="normal" fo:text-transform="none" fo:color="#c9211e" loext:opacity="100%" style:text-line-through-style="none" style:text-line-through-type="none" style:font-name="apple-system" fo:font-size="8pt" fo:letter-spacing="normal" fo:font-style="normal" style:text-underline-style="none" fo:font-weight="normal" style:text-blinking="false" fo:background-color="transparent" loext:char-shading-value="0"/>
    </style:style>
    <style:style style:name="T34" style:family="text">
      <style:text-properties fo:font-variant="normal" fo:text-transform="none" fo:color="#040c28" loext:opacity="100%" style:font-name="Google Sans" fo:font-size="10pt" fo:letter-spacing="normal" fo:font-style="normal" fo:font-weight="normal"/>
    </style:style>
    <style:style style:name="T35" style:family="text">
      <style:text-properties fo:font-size="8pt"/>
    </style:style>
    <style:style style:name="T36" style:family="text">
      <style:text-properties fo:font-size="8pt" officeooo:rsid="000be768"/>
    </style:style>
    <style:style style:name="T37" style:family="text">
      <style:text-properties fo:font-size="8pt" style:font-size-asian="8pt" style:font-size-complex="8pt"/>
    </style:style>
    <style:style style:name="T38" style:family="text">
      <style:text-properties fo:font-size="8pt" officeooo:rsid="000a26ca" style:font-size-asian="8pt" style:font-size-complex="8pt"/>
    </style:style>
    <style:style style:name="T39" style:family="text">
      <style:text-properties fo:font-size="8pt" officeooo:rsid="001d452c" style:font-size-asian="8pt" style:font-size-complex="8pt"/>
    </style:style>
    <style:style style:name="T40" style:family="text">
      <style:text-properties fo:font-size="8pt" officeooo:rsid="001595e2"/>
    </style:style>
    <style:style style:name="T41" style:family="text">
      <style:text-properties fo:font-size="8pt" officeooo:rsid="000b0308"/>
    </style:style>
    <style:style style:name="T42" style:family="text">
      <style:text-properties fo:font-size="8pt" officeooo:rsid="000a26ca"/>
    </style:style>
    <style:style style:name="T43" style:family="text">
      <style:text-properties fo:font-size="8pt" fo:font-weight="bold" style:font-weight-asian="bold" style:font-weight-complex="bold"/>
    </style:style>
    <style:style style:name="T44" style:family="text">
      <style:text-properties fo:font-size="8pt" fo:font-weight="bold" officeooo:rsid="0011e0e5" style:font-weight-asian="bold" style:font-weight-complex="bold"/>
    </style:style>
    <style:style style:name="T45" style:family="text">
      <style:text-properties fo:font-size="8pt" fo:font-weight="bold" officeooo:rsid="001595e2" style:font-weight-asian="bold" style:font-weight-complex="bold"/>
    </style:style>
    <style:style style:name="T46" style:family="text">
      <style:text-properties fo:font-size="8pt" fo:font-weight="bold" officeooo:rsid="001618ee" style:font-weight-asian="bold" style:font-weight-complex="bold"/>
    </style:style>
    <style:style style:name="T47" style:family="text">
      <style:text-properties fo:font-size="8pt" officeooo:rsid="001a9a26"/>
    </style:style>
    <style:style style:name="T48" style:family="text">
      <style:text-properties fo:font-size="8pt" fo:font-weight="normal" style:font-size-asian="8pt" style:font-weight-asian="normal" style:font-size-complex="8pt" style:font-weight-complex="normal"/>
    </style:style>
    <style:style style:name="T49" style:family="text">
      <style:text-properties fo:font-size="8pt" officeooo:rsid="001b812f"/>
    </style:style>
    <style:style style:name="T50" style:family="text">
      <style:text-properties fo:font-size="8pt" officeooo:rsid="001bf83d"/>
    </style:style>
    <style:style style:name="T51" style:family="text">
      <style:text-properties fo:font-size="8pt" officeooo:rsid="0013b6f8"/>
    </style:style>
    <style:style style:name="T52" style:family="text">
      <style:text-properties fo:font-size="8pt" officeooo:rsid="001618ee"/>
    </style:style>
    <style:style style:name="T53" style:family="text">
      <style:text-properties fo:font-size="8pt" officeooo:rsid="001fa776"/>
    </style:style>
    <style:style style:name="T54" style:family="text">
      <style:text-properties fo:font-size="8pt" officeooo:rsid="001801dc"/>
    </style:style>
    <style:style style:name="T55" style:family="text">
      <style:text-properties fo:font-size="12pt" style:font-size-asian="12pt" style:font-size-complex="12pt"/>
    </style:style>
    <style:style style:name="T56" style:family="text">
      <style:text-properties fo:font-size="12pt" officeooo:rsid="001d452c" style:font-size-asian="12pt" style:font-size-complex="12pt"/>
    </style:style>
    <style:style style:name="T57" style:family="text">
      <style:text-properties fo:font-size="12pt" officeooo:rsid="001fa776" style:font-size-asian="12pt" style:font-size-complex="12pt"/>
    </style:style>
    <style:style style:name="T58" style:family="text">
      <style:text-properties fo:font-size="12pt" officeooo:rsid="001595e2" style:font-size-asian="12pt" style:font-size-complex="12pt"/>
    </style:style>
    <style:style style:name="T59" style:family="text">
      <style:text-properties fo:font-size="10pt" style:font-size-asian="10pt" style:font-size-complex="10pt"/>
    </style:style>
    <style:style style:name="T60" style:family="text">
      <style:text-properties fo:font-weight="bold" style:font-weight-asian="bold" style:font-weight-complex="bold"/>
    </style:style>
    <style:style style:name="T61" style:family="text">
      <style:text-properties fo:font-weight="bold" officeooo:rsid="0011e0e5" style:font-weight-asian="bold" style:font-weight-complex="bold"/>
    </style:style>
    <style:style style:name="T62" style:family="text">
      <style:text-properties fo:font-weight="bold" officeooo:rsid="001618ee" style:font-weight-asian="bold" style:font-weight-complex="bold"/>
    </style:style>
    <style:style style:name="T63" style:family="text">
      <style:text-properties fo:font-weight="bold" officeooo:rsid="000be768" style:font-weight-asian="bold" style:font-weight-complex="bold"/>
    </style:style>
    <style:style style:name="T64" style:family="text">
      <style:text-properties fo:font-weight="bold" officeooo:rsid="0016ab78" style:font-weight-asian="bold" style:font-weight-complex="bold"/>
    </style:style>
    <style:style style:name="T65" style:family="text">
      <style:text-properties fo:font-weight="bold" officeooo:rsid="000cd937" style:font-weight-asian="bold" style:font-weight-complex="bold"/>
    </style:style>
    <style:style style:name="T66" style:family="text">
      <style:text-properties fo:font-weight="bold" officeooo:rsid="001704e6" style:font-weight-asian="bold" style:font-weight-complex="bold"/>
    </style:style>
    <style:style style:name="T67" style:family="text">
      <style:text-properties fo:font-weight="bold" officeooo:rsid="001d871b" style:font-weight-asian="bold" style:font-weight-complex="bold"/>
    </style:style>
    <style:style style:name="T68" style:family="text">
      <style:text-properties officeooo:rsid="000be768"/>
    </style:style>
    <style:style style:name="T69" style:family="text">
      <style:text-properties officeooo:rsid="000cd937"/>
    </style:style>
    <style:style style:name="T70" style:family="text">
      <style:text-properties officeooo:rsid="0011e0e5"/>
    </style:style>
    <style:style style:name="T71" style:family="text">
      <style:text-properties officeooo:rsid="0001fd5d"/>
    </style:style>
    <style:style style:name="T72" style:family="text">
      <style:text-properties style:font-size-asian="12pt" style:font-size-complex="12pt"/>
    </style:style>
    <style:style style:name="T73" style:family="text">
      <style:text-properties officeooo:rsid="001704e6" style:font-size-asian="12pt" style:font-size-complex="12pt"/>
    </style:style>
    <style:style style:name="T74" style:family="text">
      <style:text-properties officeooo:rsid="001b812f" style:font-size-asian="12pt" style:font-size-complex="12pt"/>
    </style:style>
    <style:style style:name="T75" style:family="text">
      <style:text-properties officeooo:rsid="001bf83d" style:font-size-asian="12pt" style:font-size-complex="12pt"/>
    </style:style>
    <style:style style:name="T76" style:family="text">
      <style:text-properties officeooo:rsid="001fa776" style:font-size-asian="12pt" style:font-size-complex="12pt"/>
    </style:style>
    <style:style style:name="T77" style:family="text">
      <style:text-properties officeooo:rsid="001595e2"/>
    </style:style>
    <style:style style:name="T78" style:family="text">
      <style:text-properties officeooo:rsid="0016ab78"/>
    </style:style>
    <style:style style:name="T79" style:family="text">
      <style:text-properties officeooo:rsid="001704e6"/>
    </style:style>
    <style:style style:name="T80" style:family="text">
      <style:text-properties officeooo:rsid="001719c0"/>
    </style:style>
    <style:style style:name="T81" style:family="text">
      <style:text-properties officeooo:rsid="001801dc"/>
    </style:style>
    <style:style style:name="T82" style:family="text">
      <style:text-properties style:text-line-through-style="none" style:text-line-through-type="none" fo:font-size="8pt" style:text-underline-style="none" style:text-blinking="false" fo:background-color="transparent" loext:char-shading-value="0"/>
    </style:style>
    <style:style style:name="T83" style:family="text">
      <style:text-properties officeooo:rsid="001d452c"/>
    </style:style>
    <style:style style:name="T84" style:family="text">
      <style:text-properties officeooo:rsid="001d871b"/>
    </style:style>
    <style:style style:name="T85" style:family="text">
      <style:text-properties officeooo:rsid="001fa776"/>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i">
        <style:list-level-properties text:space-before="2.501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onstituição DAO</text:p>
      <text:p text:style-name="P12"/>
      <text:p text:style-name="P19">Uma introdução.</text:p>
      <text:p text:style-name="P26"><text:span text:style-name="T6">Vamos supor que o grupo aqui os “Fou</text:span><text:span text:style-name="T5">n</text:span><text:span text:style-name="T6">ders da </text:span><text:span text:style-name="T5">Propytech</text:span><text:span text:style-name="T6">”(DAO), e ao fundarem esta, enviam tokens </text:span><text:span text:style-name="T5">$PROPY</text:span><text:span text:style-name="T6">, para cada assinante(membros associados). Seguindo o verdadeiro espírito da descentralização, deixamos o DAO(</text:span><text:span text:style-name="T5">Propytech</text:span><text:span text:style-name="T6">) tomar forma, </text:span><text:span text:style-name="T3">através da comunidade</text:span><text:span text:style-name="T6">. Enquanto criamos uma empresa XXPTO. </text:span><text:span text:style-name="T16">E</text:span><text:span text:style-name="T6">sta, segue operando e evoluindo no seu seguimento </text:span><text:span text:style-name="T2">(Token clube de férias </text:span><text:span text:style-name="T5">)</text:span><text:span text:style-name="T2">, </text:span><text:span text:style-name="T6">com </text:span><text:span text:style-name="T3">uma porcentagem de votos ( operando como um nó). </text:span></text:p>
      <text:p text:style-name="P25"><text:span text:style-name="T1">A marca </text:span><text:span text:style-name="T18">Propytech</text:span><text:span text:style-name="T1"> </text:span><text:span text:style-name="T3">é</text:span><text:span text:style-name="T1"> propagada por meio do DAO e seus Sub-DAOs. </text:span></text:p>
      <text:p text:style-name="P26"><text:span text:style-name="T6">Agora, o ecossistema </text:span><text:span text:style-name="T18">Propytech</text:span><text:span text:style-name="T6"> como um todo, cria caminhos </text:span><text:span text:style-name="T3">mais amplos através de tokens </text:span><text:span text:style-name="T5">$PROPY, </text:span><text:span text:style-name="T3">aos usuários(comunidade), </text:span><text:span text:style-name="T6">de </text:span><text:span text:style-name="T2">acesso o Token clube.</text:span></text:p>
      <text:p text:style-name="P12"/>
      <text:h text:style-name="P9" text:outline-level="3">Missão</text:h>
      <text:p text:style-name="P15">A missão da empresa <text:span text:style-name="T61">Propytech</text:span> é proporcionar acesso ao “<text:span text:style-name="T70">C</text:span><text:span text:style-name="T71">lube</text:span><text:span text:style-name="T70">S</text:span><text:span text:style-name="T71"> de </text:span><text:span text:style-name="T70">F</text:span><text:span text:style-name="T71">érias”</text:span> através de uma estrutura descentralizada e inclusiva, utilizando tecnologias blockchain. <text:s/>Os nós em nosso crescente ecossistema colaboram para criar caminhos para que as pessoas descubram, usem, aprendam e aproveitem os benefícios.</text:p>
      <text:h text:style-name="P7" text:outline-level="3"><text:span text:style-name="T85">V</text:span>isão</text:h>
      <text:p text:style-name="P10"><text:span text:style-name="T35">Nossa visão é tornar </text:span><text:span text:style-name="T51">o acesso a resorts, hotéis e paraísos turísticos com uma pegada </text:span><text:span text:style-name="T35">descentralizad</text:span><text:span text:style-name="T51">a</text:span><text:span text:style-name="T35"> e a liberdade </text:span><text:span text:style-name="T51">de escolhas </text:span><text:span text:style-name="T35">a <text:s/>todos</text:span><text:span text:style-name="T51">(as)</text:span><text:span text:style-name="T35">. Trabalhamos para construir um mundo onde qualquer pessoa com conexão à internet tenha acesso às ferramentas necessárias para alcançar a independência </text:span><text:span text:style-name="T51">sobre suas escolhas no âmbito de local, tipo de acomodações e preços compatíveis</text:span><text:span text:style-name="T35">. Queremos que todos possam abrir um computador, </text:span><text:span text:style-name="T51">entrar na plataforma </text:span><text:span text:style-name="T44">Propytech</text:span><text:span text:style-name="T35">, liberem sua verdadeira liberdade.</text:span></text:p>
      <text:p text:style-name="P10"><text:span text:style-name="T55">Valores - </text:span><text:span text:style-name="T59"><text:s/></text:span><text:span text:style-name="T38">D</text:span><text:span text:style-name="T37">escentralização, transparência, inclusão, colaboração e sustentabilidade.</text:span></text:p>
      <text:p text:style-name="P10"><text:span text:style-name="T57">E</text:span><text:span text:style-name="T55">ducação - </text:span><text:span text:style-name="T35">Aprendemos uns com os outros. Buscamos nos tornar um guia confiável que capacita pessoas em todo o mundo a adotar </text:span><text:span text:style-name="T40">tokens como uma nova forma de acesso </text:span><text:span text:style-name="T35">descentralizad</text:span><text:span text:style-name="T40">o</text:span><text:span text:style-name="T35">s, compartilhando informações precisas, verdadeiras e objetivas.</text:span></text:p>
      <text:p text:style-name="P10"><text:span text:style-name="T57">I</text:span><text:span text:style-name="T55">ntegridade - </text:span><text:span text:style-name="T35">Operamos de forma transparente e construímos confiança por meio de um discurso radicalmente público e auditabilidade financeira. </text:span><text:span text:style-name="T41">Compromisso em</text:span><text:span text:style-name="T35"> manter a integridade dos seus negócios, sempre operando dentro das leis e regulamentos aplicáveis e promovendo práticas éticas.</text:span></text:p>
      <text:p text:style-name="P10"><text:bookmark text:name="user-content-decentralized-governance"/><text:span text:style-name="T55">Governança Descentralizada - </text:span><text:span text:style-name="T35">Colocamos a tomada de decisão nas mãos do coletivo </text:span><text:span text:style-name="T42">e é governada de forma descentralizada, permitindo que os membros da comunidade participem ativamente na tomada de decisões e no gerenciamento do ecossistema.</text:span><text:span text:style-name="T35"> Criamos legitimidade por meio de um ambiente onde as melhores ideias vencem. </text:span></text:p>
      <text:p text:style-name="P10"><text:span text:style-name="T58">Cultura - </text:span><text:span text:style-name="T35">Recompensamos a ação e abraçamos o risco. Capacitamos nossa comunidade para impulsionar continuamente novas iniciativas, fornecendo um espaço para se auto-organizar e passar rapidamente da ideia à ação. </text:span></text:p>
      <text:p text:style-name="P10"><text:span text:style-name="T57">N</text:span><text:span text:style-name="T55">íveis de associação - </text:span><text:span text:style-name="T35">O corpo coletivo de usuários do </text:span><text:span text:style-name="T44">Propytech</text:span><text:span text:style-name="T35"> “ Discord </text:span><text:span text:style-name="T40">| Whats | Snapshot </text:span><text:span text:style-name="T35">” é referido como a comunidade </text:span><text:span text:style-name="T44">Propytech </text:span><text:span text:style-name="T35">e é subdividido em vários níveis. Os níveis de associação são determinados usando as </text:span><text:span text:style-name="T43">funções</text:span><text:span text:style-name="T35"> da comunidade no “ Discord </text:span><text:span text:style-name="T40">| Whats | Snapshot </text:span><text:span text:style-name="T35">”. Embora essas funções possam conceder aos proprietários certos privilégios de acesso e administração, elas não constituem um sistema hierárquico que concede autoridade sobre os outros. Eles são sinais sociais projetados para </text:span><text:span text:style-name="T43">auxiliar na comunicação e coordenação</text:span><text:span text:style-name="T35">. Todos os não membros têm duas maneiras de ingressar no </text:span><text:span text:style-name="T44">Propytech</text:span><text:span text:style-name="T35"> </text:span><text:span text:style-name="T45">DAO</text:span><text:span text:style-name="T35">. Eles podem manter </text:span><text:span text:style-name="T36">30</text:span><text:span text:style-name="T35">.000 tokens <text:s/>em sua carteira ou obter um passe de convidado temporário gratuito concluindo nosso processo de integração.</text:span></text:p>
      <text:h text:style-name="P7" text:outline-level="3"><text:soft-page-break/><text:span text:style-name="T85">C</text:span>onvidados - <text:span text:style-name="T35">Os convidados são designados por sua etiqueta de função “Guest Pass”. Os titulares do passe de convidado têm </text:span><text:span text:style-name="T52">30</text:span><text:span text:style-name="T35"> dias para investigar, participar e testar </text:span><text:span text:style-name="T36">dinâmica da </text:span><text:span text:style-name="T35">comunidade. Os indivíduos que desejam ir além do status de convidado, confirmam que possuem pelo menos 3</text:span><text:span text:style-name="T36">0</text:span><text:span text:style-name="T35">.000 tokens em um único endereço.</text:span></text:h>
      <text:h text:style-name="P7" text:outline-level="3">Membros <text:span text:style-name="T62">P</text:span><text:span text:style-name="T63">1</text:span></text:h>
      <text:p text:style-name="P16">Membros completos do <text:span text:style-name="T62">PROPYTECH </text:span><text:span text:style-name="T60">DAO</text:span> são aqueles que acumularam os 3<text:span text:style-name="T68">0</text:span>.000 <text:span text:style-name="T68">tokens</text:span> necessários e são autenticados no servidor “ Discord <text:span text:style-name="T77">| Whats | Snapshot </text:span>”. Os benefícios dos <text:span text:style-name="T62">P</text:span><text:span text:style-name="T63">1</text:span>s incluem acesso a canais Discord <text:span text:style-name="T77">| Whats | Snapshot </text:span>adicionais e não é mais necessário renovar o passe de convidado. </text:p>
      <text:h text:style-name="P8" text:outline-level="3">Contribuintes <text:span text:style-name="T62">P2</text:span></text:h>
      <text:p text:style-name="P11"><text:span text:style-name="T35">Os membros da comunidade de nível 2 possuem pelo menos 3</text:span><text:span text:style-name="T36">0</text:span><text:span text:style-name="T35">.000 </text:span><text:span text:style-name="T36">tokens</text:span><text:span text:style-name="T35"> e receberam reconhecimento especial de seus pares como membros valiosos do </text:span><text:span text:style-name="T46">PROPYTECH </text:span><text:span text:style-name="T43">DAO. </text:span><text:span text:style-name="T35">Espera-se que os membros </text:span><text:span text:style-name="T46">P2</text:span><text:span text:style-name="T35"> estejam ativamente interessados </text:span><text:span text:style-name="T53">e</text:span><text:span text:style-name="T35"> engajados na governança e na saúde geral do DAO como uma comunidade. A promoção para o status </text:span><text:span text:style-name="T46">P2</text:span><text:span text:style-name="T35"> ocorre através do seguinte processo:</text:span></text:p>
      <text:list xml:id="list587172057" text:style-name="L1">
        <text:list-item>
          <text:p text:style-name="P34"><text:span text:style-name="T1">Qua</text:span><text:span text:style-name="T7">is</text:span><text:span text:style-name="T1">quer </text:span><text:span text:style-name="T7">m</text:span><text:span text:style-name="T1">embros </text:span><text:span text:style-name="T19">P</text:span><text:span text:style-name="T20">1</text:span><text:span text:style-name="T1"> pode</text:span><text:span text:style-name="T7">m</text:span><text:span text:style-name="T1"> nomear seu par para ingressar no Contribuintes </text:span><text:span text:style-name="T19">P2</text:span><text:span text:style-name="T1"> no</text:span><text:span text:style-name="T7">s </text:span><text:span text:style-name="T1">cana</text:span><text:span text:style-name="T7">is </text:span><text:span text:style-name="T1"><text:s/>Discord </text:span><text:span text:style-name="T8">| Whats | Snapshot</text:span><text:span text:style-name="T1">"  “enquetes ”</text:span><text:a xlink:type="simple" xlink:href="https://discord.com/channels/834499078434979890/842815095221387265" text:style-name="Internet_20_link" text:visited-style-name="Visited_20_Internet_20_Link">.</text:a><text:span text:style-name="T28"> </text:span><text:span text:style-name="T1">Você não pode nomear a si mesmo. Você deve ser um </text:span><text:span text:style-name="T7">m</text:span><text:span text:style-name="T1">embro </text:span><text:span text:style-name="T19">P</text:span><text:span text:style-name="T20">1</text:span><text:span text:style-name="T1"> para se qualificar para o Contribuintes </text:span><text:span text:style-name="T19">P2</text:span><text:span text:style-name="T1">.</text:span></text:p>
        </text:list-item>
        <text:list-item>
          <text:p text:style-name="P36">Qualquer colaborador de Contribuintes <text:span text:style-name="T62">P2</text:span> deve apoiar sua indicação para chegar ao estágio de votação.</text:p>
        </text:list-item>
        <text:list-item>
          <text:p text:style-name="P37">Uma enquete de 48 horas será realizada para decidir se o membro deve se tornar um Colaborador. Qualquer um pode votar.</text:p>
        </text:list-item>
        <text:list-item>
          <text:p text:style-name="P37">A enquete deve incluir as seguintes informações:</text:p>
          <text:list>
            <text:list-item>
              <text:p text:style-name="P38">Nomeado:</text:p>
            </text:list-item>
            <text:list-item>
              <text:p text:style-name="P38">Nomeador:</text:p>
            </text:list-item>
            <text:list-item>
              <text:p text:style-name="P38">Apoiado por:</text:p>
            </text:list-item>
            <text:list-item>
              <text:p text:style-name="P38">Motivos da nomeação</text:p>
            </text:list-item>
          </text:list>
        </text:list-item>
      </text:list>
      <text:h text:style-name="P7" text:outline-level="3">Baleias <text:span text:style-name="T64">P</text:span><text:span text:style-name="T65">3</text:span></text:h>
      <text:p text:style-name="P17">Os membros da comunidade de Baleias <text:span text:style-name="T78">P</text:span><text:span text:style-name="T69">3</text:span> são membros que possuem mais de <text:span text:style-name="T69">100</text:span>k <text:span text:style-name="T69">tokens</text:span>. O nível de associação concede aos membros acesso a canais adicionais do <text:s/>Discord <text:span text:style-name="T77">| Whats | Snapshot.</text:span></text:p>
      <text:h text:style-name="P7" text:outline-level="3">Provedores de Liquidez <text:span text:style-name="T64">PP</text:span><text:span text:style-name="T65">4</text:span></text:h>
      <text:p text:style-name="P17">Membros da comunidade <text:span text:style-name="T64">PP</text:span><text:span text:style-name="T65">4</text:span> que forneceram liquidez para o par Eth/<text:span text:style-name="T69">tokens</text:span>, representando pelo menos 1<text:span text:style-name="T69">00</text:span>k <text:span text:style-name="T69">tokens</text:span> e seu par equivalente de ETH. Este nível de associação concede aos membros acesso a canais adicionais do Discord <text:span text:style-name="T77">| Whats | Snapshot.</text:span></text:p>
      <text:h text:style-name="P6" text:outline-level="2"><text:s/><text:span text:style-name="T85">D</text:span>AO - Organiza<text:span text:style-name="T85">ções</text:span> <text:span text:style-name="T78">Autônomas</text:span></text:h>
      <text:p text:style-name="P27"><text:span text:style-name="T1">O DAO é uma rede multicelular de unidades organizacionais unidas por nossa missão, visão e valores compartilhados. Essas unidades são autogerenciadas, possuem suas próprias carteiras internas de assinatura múltipla e geralmente desenvolvem seus próprios processos internos de governança. Três dessas unidades organizacionais merecem atenção especial devido ao seu destaque estrutura</text:span><text:span text:style-name="T15">l</text:span><text:span text:style-name="T1"> organizacional. Estes são Guildas, Projetos e o Comitê de Subsídios. </text:span></text:p>
      <text:p text:style-name="P27"><text:span text:style-name="T22">G</text:span><text:span text:style-name="T21">uildas -</text:span><text:span text:style-name="T1"> são associações profissionais de especialistas </text:span><text:span text:style-name="T4">em</text:span><text:span text:style-name="T1"> assunto</text:span><text:span text:style-name="T4">s</text:span><text:span text:style-name="T1"> focados em integração, educação e construção de comunidades. Isso pode ser feito por meio de eventos de </text:span><text:span text:style-name="T17">aprendizagem compartilhados</text:span><text:span text:style-name="T1"> ou por meio do </text:span><text:span text:style-name="T17">fornecimento de serviços especializados </text:span><text:span text:style-name="T1">dentro e fora d</text:span><text:span text:style-name="T9">a</text:span><text:span text:style-name="T1"> </text:span><text:span text:style-name="T19">PROPYTECH </text:span><text:span text:style-name="T17">DAO. </text:span><text:span text:style-name="T1">Indivíduos responsáveis pelo bom funcionamento das guildas são </text:span><text:span text:style-name="T17">referidos como coordenadores </text:span><text:span text:style-name="T1">da guilda. As guildas elegem seus próprios coordenadores e quaisquer outras funções internas, conforme necessário, sazonalmente. Novas guildas podem ser criadas (via proposta) com base no interesse atual e no valor percebido para o </text:span><text:span text:style-name="T19">PROPYTECH </text:span><text:span text:style-name="T17">DAO</text:span><text:span text:style-name="T1">. </text:span></text:p>
      <text:p text:style-name="P27"><text:bookmark text:name="user-content-projects"/><text:soft-page-break/><text:span text:style-name="T21">Projetos - </text:span><text:span text:style-name="T1">Enquanto as guildas servem como pools de talentos, os projetos atuam como iniciativas baseadas em objetivos. Eles são fluxos de valor </text:span><text:span text:style-name="T17">orientados a produtos ou serviços</text:span><text:span text:style-name="T1">, projetados para causar impacto e atingir algum fim definido. Qualquer pessoa pode iniciar um projeto. Os projetos podem buscar financiamento enviando propostas por meio do processo de </text:span><text:span text:style-name="T17">governança DAO</text:span><text:span text:style-name="T1">. Cada projeto tem um defensor de projeto</text:span><text:span text:style-name="T4">(pitches)</text:span><text:span text:style-name="T1"> que é o único responsável por relatar e contabilizar o status e as despesas desse projeto.</text:span></text:p>
      <text:h text:style-name="P3" text:outline-level="3"><text:span text:style-name="T73">C</text:span><text:span text:style-name="T72">omitê de Subsídios - </text:span><text:span text:style-name="T35">Este comitê é responsável por examinar os grupos que buscam financiamento no meio da temporada e, consequentemente, garantir que as entidades financiadas forneçam transparência contínua sobre o estado de seu desenvolvimento.</text:span></text:h>
      <text:p text:style-name="P18">O tesouro de subsídios será usado para financiar projetos que estão prontos para começar no meio da temporada e não podem ou não devem esperar pela próxima temporada para obter financiamento. O tesouro também pode financiar projetos que não se alinham com as prioridades atuais d<text:span text:style-name="T79">a </text:span><text:span text:style-name="T62">PROPYTECH </text:span><text:span text:style-name="T66">DAO</text:span>, mas se alinham com sua missão e valores e garantem financiamento.</text:p>
      <text:p text:style-name="P18">O Comitê de Subsídios consiste de 5 a 7 membros, juntamente com multisig com todos os membros do comitê como signatários. O Comitê tem um quórum de cinco membros, mas é responsável por suas próprias operações. O Comitê não pode alterar o processo de inscrição para ser um membro do Comitê sem uma votação instantânea e é encorajado a aceitar o modelo de proposta d<text:span text:style-name="T79">a</text:span> <text:span text:style-name="T62">PROPYTECH </text:span><text:span text:style-name="T66">DAO</text:span>. O Comitê de Subsídios deve ser transparente e comunicativo com o DAO, como acesso às reuniões do Comitê e uma oportunidade de expressar opiniões e feedback.</text:p>
      <text:p text:style-name="P18">Os Líderes de Subsídios são indivíduos-chave responsáveis por organizar o programa e garantir que as coisas ocorram de maneira suave e eficiente. <text:span text:style-name="T79">O </text:span>líder provavelmente dedicará uma quantidade significativa de tempo ao programa. Existem d<text:span text:style-name="T79">ois</text:span> Leads de Concessões para garantir que não haja um único ponto de falha. Os Leads de Concessões cumprem um mandato de 6 meses e podem renunciar a qualquer momento. O comitê elegerá dois Líderes do grupo de 7 revisores.</text:p>
      <text:p text:style-name="P13">Os revisores de subsídios processam as solicitações, avaliam as discussões sobre o planejamento orçamentário, garantem que o líder esteja agindo de boa fé e seja eficaz em sua função e operará um multisig 4 de 7 que desembolsa fundos aos beneficiários. <text:span text:style-name="T80">O</text:span>s revisores também responsabilizarão o programa por suas metas e objetivos e devolverão quaisquer fundos excedentes ao Tesouro <text:span text:style-name="T80">Propytech</text:span>. É provável que os revisores dediquem menos tempo ao programa. Os revisores de subsídios cumprem um mandato de 6 meses e podem renunciar a qualquer momento.</text:p>
      <text:p text:style-name="P13">Quando há vaga na Comissão de Subsídios, há um período em que qualquer pessoa pode se voluntariar, enviando uma candidatura na seção de propostas do Discurso que inclui:</text:p>
      <text:list xml:id="list958707203" text:style-name="L2">
        <text:list-item>
          <text:p text:style-name="P39">identificador de discórdia</text:p>
        </text:list-item>
        <text:list-item>
          <text:p text:style-name="P39">Motivo da candidatura</text:p>
        </text:list-item>
        <text:list-item>
          <text:p text:style-name="P39">Qualificações</text:p>
        </text:list-item>
        <text:list-item>
          <text:p text:style-name="P39">Patrocinador(es) (ou seja, alguém que apoiará sua indicação)</text:p>
        </text:list-item>
      </text:list>
      <text:p text:style-name="P13">O período de envio permanecerá aberto por uma semana antes do final da temporada atual, após o qual os envios serão levados para o Snapshot. As submissões podem ser feitas aqui. Uma semana antes do final da temporada atual, as inscrições serão carregadas no Snapshot e decididas por uma votação instantânea ponderada, e as quatro inscrições mais votadas serão eleitas para o Comitê de Subsídios. </text:p>
      <text:p text:style-name="P28"><text:span text:style-name="T1">Qualquer candidato não aprovado pode coletar feedback, melhorar seu currículo e reenviá-lo para vagas futuras. Os membros do comitê podem ser reconvocados com mais de 51% de votos instantâneos. Os membros do Comitê podem deixar o Comitê a qualquer momento, apresentando uma nota de renúncia por escrito ao Comitê.</text:span><text:span text:style-name="T32"> </text:span><text:a xlink:type="simple" xlink:href="https://www.notion.so/bankless/Grants-Committee-44eb039915ff47128e98e39696d39109" text:style-name="Internet_20_link" text:visited-style-name="Visited_20_Internet_20_Link"><text:span text:style-name="T33">Página de Noções do Comitê de Subsídios</text:span></text:a></text:p>
      <text:h text:style-name="P6" text:outline-level="2"><text:span text:style-name="T85">C</text:span>iclos DAO</text:h>
      <text:p text:style-name="P13">Para criar oportunidades de alinhamento e transparência, o <text:span text:style-name="T81">Propytech </text:span>DAO opera em loops de inspeção e adaptação aninhados. Começando com o maior e indo para o menor, esses são os seguintes loops de responsabilidade e alinhamento em todo o DAO. </text:p>
      <text:h text:style-name="P7" text:outline-level="3"><text:soft-page-break/><text:span text:style-name="T85">T</text:span>emporadas - <text:span text:style-name="T35">As temporadas são ciclos de financiamento (normalmente de 3 meses) destinados a alinhar a energia coletiva do </text:span><text:span text:style-name="T54">Propytech </text:span><text:span text:style-name="T35">DAO aos objetivos principais. Esses objetivos estão na forma de iniciativas financiadas que os detentores de tokens </text:span><text:span text:style-name="T54">$PROPY</text:span><text:span text:style-name="T35"> votam antes de cada temporada. O financiamento sazonal é amplamente distribuído pelo Comitê de Subsídios.</text:span></text:h>
      <text:h text:style-name="P23" text:outline-level="3"><text:span text:style-name="T27">R</text:span><text:span text:style-name="T25">elatórios quinzenais de KPI </text:span><text:span text:style-name="T26">(</text:span><text:span text:style-name="T34">Indicador-Chave de Desempenho</text:span> <text:span text:style-name="T26">) - </text:span><text:span text:style-name="T1">Os projetos financiados são incentivados a fornecer atualizações de progresso a cada duas semanas. As atualizações podem ser listadas nas páginas do projeto</text:span><text:span text:style-name="T10">(notion)</text:span><text:span text:style-name="T1">, por meio de postagens no fórum ou por meio de chamadas semanais à comunidade. A atualização deve incluir o financiamento utilizado; atualizações sobre KPIs e progresso em relação às metas; e potenciais bloqueadores.</text:span></text:h>
      <text:h text:style-name="P24" text:outline-level="3"><text:span text:style-name="T27">C</text:span><text:span text:style-name="T25">hamadas comunitárias semanais - </text:span><text:span text:style-name="T1">Chamadas comunitárias semanais em todo o DAO são projetadas para alinhar iniciativas e necessidades. Todos os passes de convidados e colaboradores podem entrar no Discord </text:span><text:span text:style-name="T10">| whats | snapshot </text:span><text:span text:style-name="T1">e o stream é transmitido </text:span><text:a xlink:type="simple" xlink:href="https://www.youtube.com/channel/UCik2oWalCO3qpiGoMpl-c1g" text:style-name="Internet_20_link" text:visited-style-name="Visited_20_Internet_20_Link">YouTube</text:a><text:span text:style-name="T28"> </text:span><text:span text:style-name="T29">e https://lenstube.xyz/ </text:span><text:span text:style-name="T1">para visualização pública.</text:span></text:h>
      <text:p text:style-name="P27"><text:span text:style-name="T24">C</text:span><text:span text:style-name="T21">oordenação - </text:span><text:span text:style-name="T11">PROPYTECH DAO</text:span><text:span text:style-name="T1"> coordena em torno do Universal Coordinated Time (UTC - Tempo Coordenado Universal). Sempre que possível, os horários de reuniões e eventos são expressos neste fuso horário.</text:span></text:p>
      <text:h text:style-name="P22" text:outline-level="2"><text:span text:style-name="T24">G</text:span><text:span text:style-name="T21">overnança DAO - </text:span><text:span text:style-name="T1">No </text:span><text:span text:style-name="T11">PROPYTECH DAO</text:span><text:span text:style-name="T1">, as decisões sobre governança, tesouraria, projetos e propostas são tomadas por meio de um processo democrático. Os titulares d</text:span><text:span text:style-name="T12">a</text:span><text:span text:style-name="T1"> </text:span><text:span text:style-name="T11">PROPYTECH</text:span><text:span text:style-name="T1"> ratificam as decisões por meio de votos off-chain realizados no software de votação </text:span><text:span text:style-name="T12">Whats | </text:span><text:a xlink:type="simple" xlink:href="https://snapshot.org/" text:style-name="Internet_20_link" text:visited-style-name="Visited_20_Internet_20_Link"><text:span text:style-name="T28">Snapshot</text:span></text:a><text:span text:style-name="T1">. Qualquer titular d</text:span><text:span text:style-name="T12">a</text:span><text:span text:style-name="T1"> </text:span><text:span text:style-name="T11">PROPYTECH</text:span><text:span text:style-name="T1"> pode votar em um <text:s/></text:span><text:span text:style-name="T12">Whats | </text:span><text:a xlink:type="simple" xlink:href="https://snapshot.org/" text:style-name="Internet_20_link" text:visited-style-name="Visited_20_Internet_20_Link"><text:span text:style-name="T28">Snapshot</text:span></text:a><text:span text:style-name="T1">. Quanto mais tokens um usuário tiver, mais poder de voto ele possui. </text:span></text:h>
      <text:h text:style-name="P22" text:outline-level="2"><text:span text:style-name="T1">Embora algumas decisões de financiamento sejam ratificadas formalmente por meio do </text:span><text:span text:style-name="T12">Whats | </text:span><text:span text:style-name="T1">Snapshot, a maioria das outras tomadas de decisão de rotina ocorre informalmente em nossos canais Discord </text:span><text:span text:style-name="T12">|</text:span><text:span text:style-name="T1"> </text:span><text:span text:style-name="T12">Whats | </text:span><text:span text:style-name="T1">Snapshot, nossas postagens no fórum e nossas salas de voz por meio dos seguintes níveis crescentes de consenso.</text:span></text:h>
      <text:h text:style-name="P4" text:outline-level="3"><text:span text:style-name="T76">S</text:span><text:span text:style-name="T72">uporte de Medição - </text:span><text:span text:style-name="T35">A governança começa com consenso brando e progride em direção ao consenso formal por meio de três estágios. A primeira etapa é avaliar o suporte da comunidade por meio do servidor Discord </text:span><text:span text:style-name="T47">|</text:span><text:span text:style-name="T35"> </text:span><text:span text:style-name="T47">Whats | </text:span><text:span text:style-name="T35">Snapshot. Isso pode acontecer por meio de enquetes no canal dedicado de “enquetes”. As pesquisas devem incluir descrições detalhadas do problema em questão e permitir várias opções além de um simples sim ou não. Por exemplo, “Gostei da ideia, mas precisa ser melhorada” ou “Mantenha as coisas como estão”.</text:span></text:h>
      <text:h text:style-name="P3" text:outline-level="3"><text:span text:style-name="T76">P</text:span><text:span text:style-name="T72">ropostas formais - </text:span><text:span text:style-name="T35">Se a comunidade manifestou apoio e interesse na etapa anterior, o próximo passo é redigir uma proposta formal. As propostas se enquadram em uma das duas categorias e correspondem aos seguintes modelos:</text:span></text:h>
      <text:list xml:id="list4048213604" text:style-name="L3">
        <text:list-item>
          <text:p text:style-name="P41">Solicitação de subsídios</text:p>
        </text:list-item>
        <text:list-item>
          <text:p text:style-name="P35"><text:a xlink:type="simple" xlink:href="https://github.com/BanklessDAO/bankless-dao-constitution/blob/main/bDIP-template.md" text:style-name="Internet_20_link" text:visited-style-name="Visited_20_Internet_20_Link"><text:span text:style-name="T28">Propostas de Melhoria</text:span></text:a></text:p>
        </text:list-item>
      </text:list>
      <text:p text:style-name="P29"><text:span text:style-name="T1">Como os nomes sugerem, o modelo de Proposta de Solicitação de Subsídios deve ser usado para solicitar recursos e o modelo </text:span><text:a xlink:type="simple" xlink:href="https://github.com/BanklessDAO/bankless-dao-constitution/blob/main/bDIP-template.md" text:style-name="Internet_20_link" text:visited-style-name="Visited_20_Internet_20_Link"><text:span text:style-name="T28">Propostas de Melhoria</text:span></text:a><text:span text:style-name="T1"> deve ser usado para propor alterações no conteúdo deste documento. </text:span><text:span text:style-name="T28">Propostas de Melhoria</text:span><text:span text:style-name="T1"> aprovad</text:span><text:span text:style-name="T12">a</text:span><text:span text:style-name="T1">s resultam em alterações oficiais neste manual e redistribuição para a comunidade com </text:span><text:a xlink:type="simple" xlink:href="https://www.baeldung.com/cs/semantic-versioning" text:style-name="Internet_20_link" text:visited-style-name="Visited_20_Internet_20_Link"><text:span text:style-name="T28">numeração de versão</text:span></text:a><text:span text:style-name="T1">semântica apropriadamente atualizada onde: </text:span></text:p>
      <text:list xml:id="list1615302441" text:style-name="L4">
        <text:list-item>
          <text:p text:style-name="P40">Maior = Alterações incompatíveis com versões anteriores [Xyz] </text:p>
          <text:p text:style-name="P40">&gt; grandes mudanças quebram a API</text:p>
        </text:list-item>
        <text:list-item>
          <text:p text:style-name="P40">Menor = Alterações que se expandem, mas permanecem compatíveis com versões anteriores [xYz] </text:p>
          <text:p text:style-name="P40">&gt; pequenas alterações não quebram a API</text:p>
        </text:list-item>
        <text:list-item>
          <text:p text:style-name="P40">Correção = Alterações esclarecedoras ou gramaticais que não alteram materialmente a substância [xyZ] </text:p>
          <text:p text:style-name="P40"><text:soft-page-break/>&gt; correções de bugs</text:p>
        </text:list-item>
      </text:list>
      <text:p text:style-name="P28"><text:span text:style-name="T1">Propostas formais devem ser postadas no </text:span><text:span text:style-name="T30">Fórum</text:span><text:span text:style-name="T28"> </text:span><text:span text:style-name="T31">PROPYTECH DAO </text:span><text:span text:style-name="T1">na categoria apropriada e feedback e comentários devem ser respondidos pelos autores das propostas. Para maximizar a visibilidade e a transparência, os autores das propostas também devem estar disponíveis nas Chamadas da Comunidade para discutir os detalhes das propostas em consideração.</text:span></text:p>
      <text:p text:style-name="P28"><text:span text:style-name="T1">Os votos da proposta são um voto por usuário e não são ponderados por token</text:span><text:span text:style-name="T13">s</text:span><text:span text:style-name="T1">. As propostas de subsídios devem atender aos requisitos de quórum estabelecidos pelo Comitê de Subsídios (disponível em sua </text:span><text:span text:style-name="T28">página Notion </text:span><text:span text:style-name="T1">), que podem ser ajustados sazonalmente a seu critério.</text:span></text:p>
      <text:p text:style-name="P13">Os quóruns de governança estão listados abaixo.</text:p>
      <table:table table:name="Tabela1" table:style-name="Tabela1">
        <table:table-column table:style-name="Tabela1.A"/>
        <table:table-column table:style-name="Tabela1.B"/>
        <table:table-column table:style-name="Tabela1.C"/>
        <table:table-column table:style-name="Tabela1.D"/>
        <table:table-row table:style-name="TableLine1993269069200">
          <table:table-cell table:style-name="Tabela1.A1" office:value-type="string">
            <text:p text:style-name="P31"><text:span text:style-name="Strong_20_Emphasis"><text:span text:style-name="T48">Atualização de Governança</text:span></text:span></text:p>
          </table:table-cell>
          <table:table-cell table:style-name="Tabela1.A1" office:value-type="string">
            <text:p text:style-name="P31"><text:span text:style-name="Strong_20_Emphasis"><text:span text:style-name="T48">Quórum do Fórum</text:span></text:span></text:p>
          </table:table-cell>
          <table:table-cell table:style-name="Tabela1.A1" office:value-type="string">
            <text:p text:style-name="P31"><text:span text:style-name="Strong_20_Emphasis"><text:span text:style-name="T48">% de aprovação</text:span></text:span></text:p>
          </table:table-cell>
          <table:table-cell table:style-name="Tabela1.A1" office:value-type="string">
            <text:p text:style-name="P31"><text:span text:style-name="Strong_20_Emphasis"><text:span text:style-name="T48">Linha do tempo</text:span></text:span></text:p>
          </table:table-cell>
        </table:table-row>
        <table:table-row table:style-name="TableLine1993269063440">
          <table:table-cell table:style-name="Tabela1.A1" office:value-type="string">
            <text:p text:style-name="P32">Maior</text:p>
          </table:table-cell>
          <table:table-cell table:style-name="Tabela1.A1" office:value-type="string">
            <text:p text:style-name="P32">63</text:p>
          </table:table-cell>
          <table:table-cell table:style-name="Tabela1.A1" office:value-type="string">
            <text:p text:style-name="P32">70%</text:p>
          </table:table-cell>
          <table:table-cell table:style-name="Tabela1.A1" office:value-type="string">
            <text:p text:style-name="P32">1 semana</text:p>
          </table:table-cell>
        </table:table-row>
        <table:table-row table:style-name="TableLine1993269069488">
          <table:table-cell table:style-name="Tabela1.A1" office:value-type="string">
            <text:p text:style-name="P32">Menor</text:p>
          </table:table-cell>
          <table:table-cell table:style-name="Tabela1.A1" office:value-type="string">
            <text:p text:style-name="P32">51</text:p>
          </table:table-cell>
          <table:table-cell table:style-name="Tabela1.A1" office:value-type="string">
            <text:p text:style-name="P32">70%</text:p>
          </table:table-cell>
          <table:table-cell table:style-name="Tabela1.A1" office:value-type="string">
            <text:p text:style-name="P32">1 semana</text:p>
          </table:table-cell>
        </table:table-row>
        <table:table-row table:style-name="TableLine1993269064592">
          <table:table-cell table:style-name="Tabela1.A1" office:value-type="string">
            <text:p text:style-name="P32">Fragmento</text:p>
          </table:table-cell>
          <table:table-cell table:style-name="Tabela1.A1" office:value-type="string">
            <text:p text:style-name="P32">40</text:p>
          </table:table-cell>
          <table:table-cell table:style-name="Tabela1.A1" office:value-type="string">
            <text:p text:style-name="P32">70%</text:p>
          </table:table-cell>
          <table:table-cell table:style-name="Tabela1.A1" office:value-type="string">
            <text:p text:style-name="P32">1 semana</text:p>
          </table:table-cell>
        </table:table-row>
      </table:table>
      <text:h text:style-name="P5" text:outline-level="3"><text:soft-page-break/><text:span text:style-name="T74">V</text:span><text:span text:style-name="T72">otação Instantânea - </text:span><text:span text:style-name="T35">A etapa final no processo de governança é uma votação instantânea. Snapshot é uma ferramenta de votação de token off-chain. Se uma proposta atendeu ao quórum exigido e ao limite de aprovação no Fórum, ela avançará para uma votação instantânea em todo o DAO. Propostas de instantâneos são executadas por 7 dias e requerem aprovação &gt;66%. Se a proposta aprovada for uma Solicitação de Subsídios, os multi-signatários da tesouraria DAO, serão solicitados a iniciar a transação de acordo com a solicitação de proposta aprovada. Se a proposta aprovada for um</text:span><text:span text:style-name="T49">a</text:span><text:span text:style-name="T35"> </text:span><text:span text:style-name="T82">Propostas de Melhoria</text:span><text:span text:style-name="T35">, será solicitado a atualizar a fonte do Manual de Constituição e Comunidade no controle de versão e uma nova versão do Manual será disponibilizada para a comunidade.</text:span></text:h>
      <text:h text:style-name="P2" text:outline-level="2"><text:span text:style-name="T75">F</text:span><text:span text:style-name="T72">inanciamento - </text:span><text:span text:style-name="T35">Os fundos são liberados desse tesouro de uma das três maneiras: orçamentos sazonais, subsídios de meio de temporada e por meio de rodadas mensais coordenada</text:span><text:span text:style-name="T50">s por </text:span><text:span text:style-name="T35">toda a comunidade.</text:span></text:h>
      <text:h text:style-name="P3" text:outline-level="3"><text:span text:style-name="T75">O</text:span><text:span text:style-name="T72">rçamentos sazonais - </text:span><text:span text:style-name="T35">Antes do início das novas temporadas, todas as guildas e projetos financiados anteriormente devem enviar uma proposta de financiamento ao fórum para análise do Comitê de Subsídios. As propostas de financiamento que passam pelo processo de revisão do Comitê de Subsídios são agrupadas em uma única votação de orçamento sazonal. Se este orçamento for aprovado, os multi-signatários do DAO são responsáveis </text:span><text:span text:style-name="T50">por e</text:span><text:span text:style-name="T35">mitir desembolsos de acordo com o orçamento aprovado.</text:span></text:h>
      <text:h text:style-name="P3" text:outline-level="3"><text:span text:style-name="T75">C</text:span><text:span text:style-name="T72">oncessões de meio de temporada - </text:span><text:span text:style-name="T35">Os grupos que buscam financiamento ao longo de uma temporada serão direcionados ao Comitê de Subsídios após a aprovação de sua proposta do Fórum. O Comitê de Subsídios é responsável por avaliar essas solicitações e tem a liberdade de aceitá-las ou rejeitá-las.</text:span></text:h>
      <text:h text:style-name="P24" text:outline-level="3"><text:span text:style-name="T23">C</text:span><text:span text:style-name="T21">oordenação Mensal - </text:span><text:span text:style-name="T14">A PROPYTECH </text:span><text:span text:style-name="T1">DAO realiza uma rodada</text:span><text:span text:style-name="T14"> coordenada mensalmente</text:span><text:span text:style-name="T1"> para portadores de passe de convidado, </text:span><text:span text:style-name="T14">L</text:span><text:span text:style-name="T1">1s e L2s para recompensar a comunidade pelo crescimento e engajamento contínuos. Os membros da comunidade devem preencher um formulário de solicitação de coordenação antes do início de cada rodada usando o canal de comandos de bot no Discord. <text:s/>Aqueles que preencheram o formulário com sucesso estão aptos a alocar </text:span><text:span text:style-name="T32">tokens GIVE</text:span><text:span text:style-name="T1"> para seus pares usando o </text:span><text:a xlink:type="simple" xlink:href="https://app.coordinape.com/" text:style-name="Internet_20_link" text:visited-style-name="Visited_20_Internet_20_Link"><text:span text:style-name="T28">aplicativo </text:span></text:a><text:a xlink:type="simple" xlink:href="https://app.coordinape.com/" text:style-name="Internet_20_link" text:visited-style-name="Visited_20_Internet_20_Link">Coordinape</text:a><text:span text:style-name="T33"> </text:span><text:span text:style-name="T1">após o término do período de inscrição e o início do período de alocação. Os membros podem optar por não participar das rodadas, se assim o desejarem.</text:span></text:h>
      <text:h text:style-name="P7" text:outline-level="3"><text:span text:style-name="T56">R</text:span><text:span text:style-name="T55">emuneração dentro da equipe –</text:span> <text:span text:style-name="T39">A PROPYTECH </text:span><text:span text:style-name="T37">DAO</text:span><text:span text:style-name="T35"> não determina como os projetos ou guildas alocam internamente seus fundos, desde que o valor prometido ou a utilidade esperada esteja sendo realizado para a comunidade. A mecânica de oferta e demanda do mercado livre, juntamente com a proficiência e a experiência pessoal dos indivíduos, determinam como os bens e serviços são precificados dentro da comunidade, assim como são fora dela.</text:span></text:h>
      <text:h text:style-name="P1" text:outline-level="2"><text:span text:style-name="T83">C</text:span>ódigo de Conduta</text:h>
      <text:p text:style-name="P14">Espera-se que cada membro da comunidade <text:span text:style-name="T67">PROPYTECH </text:span><text:span text:style-name="T60">DAO</text:span> seja responsável por tratar os outros com respeito e dignidade. Somos uma comunidade distribuída globalmente que representa várias culturas, idiomas e fusos horários. É nossa maior prioridade ser a experiência de integração mais acolhedora e convidativa para o Web3. Para este fim, encorajamos que qualquer conflito seja primeiro abordado entre as pessoas envolvidas. Se isso não resolver o problema, encorajamos os <text:span text:style-name="T84">lideres</text:span> de equipe ou coordenadores de guilda a ajudar a resolver o conflito. Se isso ainda não resolver o problema, as partes são incentivadas a entrar em contato com o <text:span text:style-name="T60">escritório do</text:span> <text:span text:style-name="T67">ouvidor</text:span> para ajudar a resolver a disputa. Nossa unidade e coesão interna são pré-requisitos essenciais para o cumprimento de nossa missão.</text:p>
      <text:p text:style-name="P20"/>
      <text:p text:style-name="P21"/>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1T09:22:40.348000000</meta:creation-date>
    <dc:date>2023-04-26T10:51:57.185000000</dc:date>
    <meta:editing-duration>PT3H57M42S</meta:editing-duration>
    <meta:editing-cycles>19</meta:editing-cycles>
    <meta:generator>LibreOffice/7.3.2.2$Windows_X86_64 LibreOffice_project/49f2b1bff42cfccbd8f788c8dc32c1c309559be0</meta:generator>
    <meta:document-statistic meta:table-count="1" meta:image-count="0" meta:object-count="0" meta:page-count="6" meta:paragraph-count="94" meta:word-count="2873" meta:character-count="18436" meta:non-whitespace-character-count="15652"/>
  </office:meta>
</office:document-meta>
</file>